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16b5" officeooo:paragraph-rsid="001c16b5"/>
    </style:style>
    <style:style style:name="P2" style:family="paragraph" style:parent-style-name="Standard">
      <style:text-properties officeooo:rsid="001d38c8" officeooo:paragraph-rsid="001d38c8"/>
    </style:style>
    <style:style style:name="P3" style:family="paragraph" style:parent-style-name="Standard">
      <style:text-properties officeooo:rsid="001dec8a" officeooo:paragraph-rsid="001dec8a"/>
    </style:style>
    <style:style style:name="P4" style:family="paragraph" style:parent-style-name="Standard">
      <style:text-properties officeooo:rsid="001e9d66" officeooo:paragraph-rsid="001e9d66"/>
    </style:style>
    <style:style style:name="T1" style:family="text">
      <style:text-properties officeooo:rsid="001e9d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terature</text:p>
      <text:p text:style-name="P1"/>
      <text:p text:style-name="P1"/>
      <text:p text:style-name="P1"><text:a xlink:type="simple" xlink:href="https://nycdatascience.com/blog/student-works/crime-and-demographics-in-new-york-city/" text:style-name="Internet_20_link" text:visited-style-name="Visited_20_Internet_20_Link">https://nycdatascience.com/blog/student-works/crime-and-demographics-in-new-york-city/</text:a></text:p>
      <text:p text:style-name="P1"/>
      <text:p text:style-name="P1"/>
      <text:p text:style-name="P1">Map of NewYork districts</text:p>
      <text:p text:style-name="P1"><text:a xlink:type="simple" xlink:href="https://opendata.cityofnewyork.us/projects/introduction-to-choropleth-maps/" text:style-name="Internet_20_link" text:visited-style-name="Visited_20_Internet_20_Link">https://opendata.cityofnewyork.us/projects/introduction-to-choropleth-maps/</text:a></text:p>
      <text:p text:style-name="P1"/>
      <text:p text:style-name="P2">Chloromaps de London</text:p>
      <text:p text:style-name="P2"><text:a xlink:type="simple" xlink:href="https://towardsdatascience.com/lets-make-a-map-using-geopandas-pandas-and-matplotlib-to-make-a-chloropleth-map-dddc31c1983d" text:style-name="Internet_20_link" text:visited-style-name="Visited_20_Internet_20_Link">https://towardsdatascience.com/lets-make-a-map-using-geopandas-pandas-and-matplotlib-to-make-a-chloropleth-map-dddc31c1983d</text:a></text:p>
      <text:p text:style-name="P2"/>
      <text:p text:style-name="P3">Ideas o<text:span text:style-name="T1">f</text:span> analysis</text:p>
      <text:p text:style-name="P2"><text:a xlink:type="simple" xlink:href="https://www.datasciencecentral.com/profiles/blogs/7-sins-in-nyc" text:style-name="Internet_20_link" text:visited-style-name="Visited_20_Internet_20_Link">https://www.datasciencecentral.com/profiles/blogs/7-sins-in-nyc</text:a></text:p>
      <text:p text:style-name="P2"><text:a xlink:type="simple" xlink:href="https://www.kaggle.com/djonafegnem/chicago-crime-data-analysis" text:style-name="Internet_20_link" text:visited-style-name="Visited_20_Internet_20_Link">https://www.kaggle.com/djonafegnem/chicago-crime-data-analysis</text:a></text:p>
      <text:p text:style-name="P2"/>
      <text:p text:style-name="P2"/>
      <text:p text:style-name="P4">Map crime in New York</text:p>
      <text:p text:style-name="P4"><text:a xlink:type="simple" xlink:href="https://maps.nyc.gov/crime/" text:style-name="Internet_20_link" text:visited-style-name="Visited_20_Internet_20_Link">https://maps.nyc.gov/crime/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4:35:10.651773284</meta:creation-date>
    <dc:date>2019-07-24T14:56:25.928127299</dc:date>
    <meta:editing-duration>PT11M3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22" meta:character-count="529" meta:non-whitespace-character-count="518"/>
  </office:meta>
</office:document-meta>
</file>